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h" svg:font-family="'Liberation Sh'"/>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6pt" officeooo:rsid="0015488d" officeooo:paragraph-rsid="0015488d" style:font-size-asian="16pt" style:font-size-complex="16pt"/>
    </style:style>
    <style:style style:name="P2" style:family="paragraph" style:parent-style-name="Standard">
      <style:text-properties fo:font-size="16pt" officeooo:rsid="00179ece" officeooo:paragraph-rsid="00179ece" style:font-size-asian="16pt" style:font-size-complex="16pt"/>
    </style:style>
    <style:style style:name="P3" style:family="paragraph" style:parent-style-name="Standard">
      <style:text-properties fo:font-size="16pt" officeooo:rsid="00179ece" officeooo:paragraph-rsid="0017e329" style:font-size-asian="16pt" style:font-size-complex="16pt"/>
    </style:style>
    <style:style style:name="P4" style:family="paragraph" style:parent-style-name="Standard">
      <style:text-properties fo:font-size="40pt" fo:font-style="normal" style:text-underline-style="none" fo:font-weight="bold" officeooo:rsid="0015488d" officeooo:paragraph-rsid="0015488d" style:font-size-asian="40pt" style:font-style-asian="normal" style:font-weight-asian="bold" style:font-size-complex="40pt" style:font-style-complex="normal" style:font-weight-complex="bold"/>
    </style:style>
    <style:style style:name="P5" style:family="paragraph" style:parent-style-name="Standard">
      <style:text-properties style:font-name="Nimbus Mono PS" fo:font-size="14pt" officeooo:rsid="00179ece" officeooo:paragraph-rsid="0017e329" style:font-size-asian="14pt" style:font-size-complex="14pt"/>
    </style:style>
    <style:style style:name="P6" style:family="paragraph" style:parent-style-name="Standard">
      <style:text-properties style:font-name="Nimbus Mono PS" fo:font-size="14pt" officeooo:rsid="0017e329" officeooo:paragraph-rsid="0017e329" style:font-size-asian="14pt" style:font-size-complex="14pt"/>
    </style:style>
    <style:style style:name="P7" style:family="paragraph" style:parent-style-name="Standard">
      <style:text-properties style:font-name="Nimbus Mono PS" fo:font-size="14pt" officeooo:rsid="00190f5e" officeooo:paragraph-rsid="00190f5e" style:font-size-asian="14pt" style:font-size-complex="14pt"/>
    </style:style>
    <style:style style:name="P8" style:family="paragraph" style:parent-style-name="Standard">
      <style:text-properties style:font-name="Nimbus Mono PS" fo:font-size="14pt" officeooo:rsid="00190f5e" officeooo:paragraph-rsid="001f8b70" style:font-size-asian="14pt" style:font-size-complex="14pt"/>
    </style:style>
    <style:style style:name="P9" style:family="paragraph" style:parent-style-name="Standard">
      <style:text-properties style:font-name="Nimbus Mono PS" fo:font-size="14pt" officeooo:rsid="001a427e" officeooo:paragraph-rsid="001a427e" style:font-size-asian="14pt" style:font-size-complex="14pt"/>
    </style:style>
    <style:style style:name="P10" style:family="paragraph" style:parent-style-name="Standard">
      <style:text-properties style:font-name="Nimbus Mono PS" fo:font-size="14pt" officeooo:rsid="001ad997" officeooo:paragraph-rsid="001ad997" style:font-size-asian="14pt" style:font-size-complex="14pt"/>
    </style:style>
    <style:style style:name="P11" style:family="paragraph" style:parent-style-name="Standard">
      <style:text-properties style:font-name="Nimbus Mono PS" fo:font-size="14pt" officeooo:rsid="001ad997" officeooo:paragraph-rsid="0020f278" style:font-size-asian="14pt" style:font-size-complex="14pt"/>
    </style:style>
    <style:style style:name="P12" style:family="paragraph" style:parent-style-name="Standard">
      <style:text-properties style:font-name="Nimbus Mono PS" fo:font-size="14pt" officeooo:rsid="001ad997" officeooo:paragraph-rsid="002123f2" style:font-size-asian="14pt" style:font-size-complex="14pt"/>
    </style:style>
    <style:style style:name="P13" style:family="paragraph" style:parent-style-name="Standard">
      <style:text-properties style:font-name="Nimbus Mono PS" fo:font-size="14pt" officeooo:rsid="0022b34c" officeooo:paragraph-rsid="0022b34c" style:font-size-asian="14pt" style:font-size-complex="14pt"/>
    </style:style>
    <style:style style:name="P14" style:family="paragraph" style:parent-style-name="Standard">
      <style:text-properties style:font-name="Nimbus Mono PS" fo:font-size="14pt" officeooo:rsid="00179ece" officeooo:paragraph-rsid="0017e329" style:font-size-asian="12.25pt" style:font-size-complex="14pt"/>
    </style:style>
    <style:style style:name="P15" style:family="paragraph" style:parent-style-name="Standard">
      <style:text-properties style:font-name="Nimbus Mono PS" fo:font-size="14pt" fo:font-weight="bold" officeooo:rsid="001ad997" officeooo:paragraph-rsid="001ad997" style:font-size-asian="14pt" style:font-weight-asian="bold" style:font-size-complex="14pt" style:font-weight-complex="bold"/>
    </style:style>
    <style:style style:name="P16" style:family="paragraph" style:parent-style-name="Standard">
      <style:text-properties style:font-name="Nimbus Mono PS" fo:font-size="14pt" fo:font-weight="bold" officeooo:rsid="001ad997" officeooo:paragraph-rsid="001c11bf" style:font-size-asian="14pt" style:font-weight-asian="bold" style:font-size-complex="14pt" style:font-weight-complex="bold"/>
    </style:style>
    <style:style style:name="P17" style:family="paragraph" style:parent-style-name="Standard">
      <style:text-properties style:font-name="Nimbus Mono PS" fo:font-size="14pt" fo:font-weight="bold" officeooo:rsid="001ad997" officeooo:paragraph-rsid="001d4f1e" style:font-size-asian="14pt" style:font-weight-asian="bold" style:font-size-complex="14pt" style:font-weight-complex="bold"/>
    </style:style>
    <style:style style:name="P18" style:family="paragraph" style:parent-style-name="Standard">
      <style:text-properties style:font-name="Nimbus Mono PS" fo:font-size="14pt" fo:font-weight="bold" officeooo:rsid="002123f2" officeooo:paragraph-rsid="002123f2" style:font-size-asian="14pt" style:font-weight-asian="bold" style:font-size-complex="14pt" style:font-weight-complex="bold"/>
    </style:style>
    <style:style style:name="P19" style:family="paragraph" style:parent-style-name="Standard">
      <style:text-properties style:font-name="Nimbus Mono PS" fo:font-size="14pt" fo:font-weight="bold" officeooo:rsid="00190f5e" officeooo:paragraph-rsid="00190f5e" style:font-size-asian="14pt" style:font-weight-asian="bold" style:font-size-complex="14pt" style:font-weight-complex="bold"/>
    </style:style>
    <style:style style:name="P20" style:family="paragraph" style:parent-style-name="Standard">
      <style:text-properties style:font-name="Nimbus Mono PS" fo:font-size="14pt" fo:font-weight="bold" officeooo:rsid="001a427e" officeooo:paragraph-rsid="001a427e" style:font-size-asian="14pt" style:font-weight-asian="bold" style:font-size-complex="14pt" style:font-weight-complex="bold"/>
    </style:style>
    <style:style style:name="P21" style:family="paragraph" style:parent-style-name="Standard">
      <style:text-properties style:font-name="Nimbus Mono PS" fo:font-size="14pt" fo:font-weight="bold" officeooo:rsid="0020f278" officeooo:paragraph-rsid="0020f278" style:font-size-asian="14pt" style:font-weight-asian="bold" style:font-size-complex="14pt" style:font-weight-complex="bold"/>
    </style:style>
    <style:style style:name="P22" style:family="paragraph" style:parent-style-name="Standard">
      <style:text-properties style:font-name="Nimbus Mono PS" fo:font-size="14pt" fo:font-weight="bold" officeooo:rsid="0022b34c" officeooo:paragraph-rsid="0022b34c" style:font-size-asian="14pt" style:font-weight-asian="bold" style:font-size-complex="14pt" style:font-weight-complex="bold"/>
    </style:style>
    <style:style style:name="P23" style:family="paragraph" style:parent-style-name="Standard">
      <style:text-properties style:font-name="Nimbus Mono PS" fo:font-size="14pt" fo:font-weight="bold" officeooo:rsid="0025c05a" officeooo:paragraph-rsid="0025c05a" style:font-size-asian="14pt" style:font-weight-asian="bold" style:font-size-complex="14pt" style:font-weight-complex="bold"/>
    </style:style>
    <style:style style:name="P24" style:family="paragraph" style:parent-style-name="Standard">
      <style:text-properties style:font-name="Nimbus Mono PS" fo:font-size="14pt" fo:font-weight="bold" officeooo:rsid="00179ece" officeooo:paragraph-rsid="0017e329" style:font-size-asian="12.25pt" style:font-weight-asian="bold" style:font-size-complex="14pt" style:font-weight-complex="bold"/>
    </style:style>
    <style:style style:name="P25" style:family="paragraph" style:parent-style-name="Standard">
      <style:text-properties style:font-name="Nimbus Mono PS" fo:font-size="14pt" fo:font-weight="bold" officeooo:rsid="00179ece" officeooo:paragraph-rsid="001c11bf" style:font-size-asian="12.25pt" style:font-weight-asian="bold" style:font-size-complex="14pt" style:font-weight-complex="bold"/>
    </style:style>
    <style:style style:name="P26" style:family="paragraph" style:parent-style-name="Standard">
      <style:text-properties style:font-name="Nimbus Mono PS" fo:font-size="14pt" fo:font-weight="bold" officeooo:rsid="00179ece" officeooo:paragraph-rsid="001d4f1e" style:font-size-asian="12.25pt" style:font-weight-asian="bold" style:font-size-complex="14pt" style:font-weight-complex="bold"/>
    </style:style>
    <style:style style:name="P27" style:family="paragraph" style:parent-style-name="Standard">
      <style:text-properties style:font-name="Nimbus Mono PS" fo:font-size="14pt" fo:font-weight="bold" officeooo:rsid="00179ece" officeooo:paragraph-rsid="002123f2" style:font-size-asian="12.25pt" style:font-weight-asian="bold" style:font-size-complex="14pt" style:font-weight-complex="bold"/>
    </style:style>
    <style:style style:name="P28" style:family="paragraph" style:parent-style-name="Standard">
      <style:text-properties style:font-name="Nimbus Mono PS" fo:font-size="14pt" fo:font-weight="bold" officeooo:rsid="002123f2" officeooo:paragraph-rsid="002123f2" style:font-size-asian="12.25pt" style:font-weight-asian="bold" style:font-size-complex="14pt" style:font-weight-complex="bold"/>
    </style:style>
    <style:style style:name="P29" style:family="paragraph" style:parent-style-name="Standard">
      <style:text-properties style:font-name="Nimbus Mono PS" fo:font-size="14pt" fo:font-weight="bold" officeooo:rsid="0023fd29" officeooo:paragraph-rsid="0023fd29" style:font-size-asian="12.25pt" style:font-weight-asian="bold" style:font-size-complex="14pt" style:font-weight-complex="bold"/>
    </style:style>
    <style:style style:name="P30" style:family="paragraph" style:parent-style-name="Standard">
      <style:text-properties style:font-name="Nimbus Mono PS" fo:font-size="14pt" fo:font-weight="normal" officeooo:rsid="001ad997" officeooo:paragraph-rsid="001d4f1e" style:font-size-asian="14pt" style:font-weight-asian="normal" style:font-size-complex="14pt" style:font-weight-complex="normal"/>
    </style:style>
    <style:style style:name="P31" style:family="paragraph" style:parent-style-name="Standard">
      <style:text-properties style:font-name="Nimbus Mono PS" fo:font-size="14pt" fo:font-weight="normal" officeooo:rsid="001ad997" officeooo:paragraph-rsid="002123f2" style:font-size-asian="14pt" style:font-weight-asian="normal" style:font-size-complex="14pt" style:font-weight-complex="normal"/>
    </style:style>
    <style:style style:name="P32" style:family="paragraph" style:parent-style-name="Standard">
      <style:text-properties style:font-name="Nimbus Mono PS" fo:font-size="14pt" fo:font-weight="normal" officeooo:rsid="001ed6ec" officeooo:paragraph-rsid="001ed6ec" style:font-size-asian="14pt" style:font-weight-asian="normal" style:font-size-complex="14pt" style:font-weight-complex="normal"/>
    </style:style>
    <style:style style:name="P33" style:family="paragraph" style:parent-style-name="Standard">
      <style:text-properties style:font-name="Nimbus Mono PS" fo:font-size="14pt" fo:font-weight="normal" officeooo:rsid="0020f278" officeooo:paragraph-rsid="0020f278" style:font-size-asian="14pt" style:font-weight-asian="normal" style:font-size-complex="14pt" style:font-weight-complex="normal"/>
    </style:style>
    <style:style style:name="P34" style:family="paragraph" style:parent-style-name="Standard">
      <style:text-properties style:font-name="Nimbus Mono PS" fo:font-size="14pt" fo:font-weight="normal" officeooo:rsid="0022b34c" officeooo:paragraph-rsid="0022b34c" style:font-size-asian="14pt" style:font-weight-asian="normal" style:font-size-complex="14pt" style:font-weight-complex="normal"/>
    </style:style>
    <style:style style:name="P35" style:family="paragraph" style:parent-style-name="Standard">
      <style:text-properties style:font-name="Nimbus Mono PS" fo:font-size="14pt" fo:font-weight="normal" officeooo:rsid="00190f5e" officeooo:paragraph-rsid="0025c05a" style:font-size-asian="14pt" style:font-weight-asian="normal" style:font-size-complex="14pt" style:font-weight-complex="normal"/>
    </style:style>
    <style:style style:name="P36" style:family="paragraph" style:parent-style-name="Standard">
      <style:text-properties style:font-name="Nimbus Mono PS" fo:font-size="14pt" fo:font-weight="normal" officeooo:rsid="0023fd29" officeooo:paragraph-rsid="0023fd29" style:font-size-asian="12.25pt" style:font-weight-asian="normal" style:font-size-complex="14pt" style:font-weight-complex="normal"/>
    </style:style>
    <style:style style:name="P37" style:family="paragraph" style:parent-style-name="Standard">
      <style:text-properties style:font-name="Nimbus Mono PS" fo:font-size="14pt" fo:font-weight="normal" officeooo:rsid="0027b915" officeooo:paragraph-rsid="0027b915" style:font-size-asian="12.25pt" style:font-weight-asian="normal" style:font-size-complex="14pt" style:font-weight-complex="normal"/>
    </style:style>
    <style:style style:name="P38" style:family="paragraph" style:parent-style-name="Standard">
      <style:text-properties style:font-name="Liberation Serif" fo:font-size="16pt" officeooo:rsid="0017e329" officeooo:paragraph-rsid="0017e329" style:font-size-asian="16pt" style:font-size-complex="16pt"/>
    </style:style>
    <style:style style:name="P39" style:family="paragraph" style:parent-style-name="Standard">
      <style:text-properties style:font-name="Liberation Serif" fo:font-size="16pt" officeooo:rsid="0017e329" officeooo:paragraph-rsid="0017e329" style:font-size-asian="14pt" style:font-size-complex="16pt"/>
    </style:style>
    <style:style style:name="P40" style:family="paragraph" style:parent-style-name="Standard">
      <style:text-properties style:font-name="Liberation Serif" fo:font-size="16pt" officeooo:rsid="0018dd1f" officeooo:paragraph-rsid="0018dd1f" style:font-size-asian="14pt" style:font-size-complex="16pt"/>
    </style:style>
    <style:style style:name="P41" style:family="paragraph" style:parent-style-name="Standard">
      <style:text-properties style:font-name="Liberation Serif" fo:font-size="16pt" fo:font-weight="normal" officeooo:rsid="001f8b70" officeooo:paragraph-rsid="001f8b70" style:font-size-asian="14pt" style:font-weight-asian="normal" style:font-size-complex="16pt" style:font-weight-complex="normal"/>
    </style:style>
    <style:style style:name="P42" style:family="paragraph" style:parent-style-name="Standard">
      <style:text-properties style:font-name="Liberation Serif" fo:font-size="16pt" fo:font-weight="normal" officeooo:rsid="0020f278" officeooo:paragraph-rsid="0020f278" style:font-size-asian="14pt" style:font-weight-asian="normal" style:font-size-complex="16pt" style:font-weight-complex="normal"/>
    </style:style>
    <style:style style:name="P43" style:family="paragraph" style:parent-style-name="Standard">
      <style:text-properties style:font-name="Liberation Serif" fo:font-size="16pt" fo:font-weight="normal" officeooo:rsid="002123f2" officeooo:paragraph-rsid="002123f2" style:font-size-asian="14pt" style:font-weight-asian="normal" style:font-size-complex="16pt" style:font-weight-complex="normal"/>
    </style:style>
    <style:style style:name="P44" style:family="paragraph" style:parent-style-name="Standard">
      <style:text-properties style:font-name="Liberation Serif" fo:font-size="16pt" fo:font-weight="normal" officeooo:rsid="00179ece" officeooo:paragraph-rsid="002123f2" style:font-size-asian="14pt" style:font-weight-asian="normal" style:font-size-complex="16pt"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17e329"/>
    </style:style>
    <style:style style:name="T6" style:family="text">
      <style:text-properties style:text-underline-style="none"/>
    </style:style>
    <style:style style:name="T7" style:family="text">
      <style:text-properties style:text-underline-style="none" officeooo:rsid="0018dd1f"/>
    </style:style>
    <style:style style:name="T8" style:family="text">
      <style:text-properties style:text-underline-style="none" officeooo:rsid="001a427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ad997"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bold" officeooo:rsid="0020f278" style:font-weight-asian="bold" style:font-weight-complex="bold"/>
    </style:style>
    <style:style style:name="T13" style:family="text">
      <style:text-properties style:text-underline-style="none" officeooo:rsid="001ad997"/>
    </style:style>
    <style:style style:name="T14" style:family="text">
      <style:text-properties style:text-underline-style="none" officeooo:rsid="0022b34c"/>
    </style:style>
    <style:style style:name="T15" style:family="text">
      <style:text-properties style:text-underline-style="none" officeooo:rsid="0026fcbc"/>
    </style:style>
    <style:style style:name="T16" style:family="text">
      <style:text-properties style:font-name="Liberation Serif"/>
    </style:style>
    <style:style style:name="T17" style:family="text">
      <style:text-properties style:font-name="Liberation Serif" fo:font-size="16pt" style:text-underline-style="none" officeooo:rsid="0026fcbc" style:font-size-asian="14pt" style:font-size-complex="16pt"/>
    </style:style>
    <style:style style:name="T18" style:family="text">
      <style:text-properties style:font-name="Liberation Serif" fo:font-size="16pt" style:text-underline-style="none" fo:font-weight="normal" officeooo:rsid="0026fcbc" style:font-size-asian="14pt" style:font-weight-asian="normal" style:font-size-complex="16pt" style:font-weight-complex="normal"/>
    </style:style>
    <style:style style:name="T19" style:family="text">
      <style:text-properties style:font-name="Liberation Serif" fo:font-size="16pt" style:text-underline-style="solid" style:text-underline-width="auto" style:text-underline-color="font-color" officeooo:rsid="0026fcbc" style:font-size-asian="14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periment 2</text:p>
      <text:p text:style-name="P1"/>
      <text:p text:style-name="P1">20<text:span text:style-name="T1">th</text:span> February 2019</text:p>
      <text:p text:style-name="P1"/>
      <text:p text:style-name="P1"><text:span text:style-name="T4">Aim:</text:span> <text:tab/>To learn to set up a complete network interface by configuring <text:tab/><text:tab/><text:tab/>services such as gateway, DNS, IP <text:s/>tables etc. using ifconfig.</text:p>
      <text:p text:style-name="P1"/>
      <text:p text:style-name="P1">---------------------------------------------------------------------------------------------</text:p>
      <text:p text:style-name="P1">---------------------------------------------------------------------------------------------</text:p>
      <text:p text:style-name="P1"/>
      <text:p text:style-name="P2">1. <text:span text:style-name="T3">ifconfig</text:span> : it is used to configure kernel-resident network interfaces. It is used at boot time to configure as necessary. After that it is used when debugging or system tuning is required.</text:p>
      <text:p text:style-name="P2"/>
      <text:p text:style-name="P3"><text:tab/>1.1 ifconfig -a : used to display all the interfaces even if they are currently unavailable.</text:p>
      <text:p text:style-name="P3"/>
      <text:p text:style-name="P3"><text:span text:style-name="T5">Example usage:</text:span></text:p>
      <text:p text:style-name="P3"/>
      <text:p text:style-name="P5"><text:span text:style-name="T5">ifconfig &lt;flags&gt;</text:span> <text:span text:style-name="T5">&lt;interface&gt;</text:span></text:p>
      <text:p text:style-name="P5"/>
      <text:p text:style-name="P5"/>
      <text:p text:style-name="P15"><text:span text:style-name="T3">Terminal</text:span>===================================================</text:p>
      <text:p text:style-name="P10"/>
      <text:p text:style-name="P18">##Using the ifconfig to view all adapters</text:p>
      <text:p text:style-name="P10"/>
      <text:p text:style-name="P14">[protonegative@fedora ~]$ ifconfig</text:p>
      <text:p text:style-name="P14">enp7s0: flags=4099&lt;UP,BROADCAST,MULTICAST&gt; <text:s/>mtu 1500</text:p>
      <text:p text:style-name="P14"><text:s text:c="8"/>ether 20:47:47:bd:81:d8 <text:s/>txqueuelen 1000 <text:s/>(Ethernet)</text:p>
      <text:p text:style-name="P14"><text:s text:c="8"/>RX packets 0 <text:s/>bytes 0 (0.0 B)</text:p>
      <text:p text:style-name="P14"><text:s text:c="8"/>RX errors 0 <text:s/>dropped 0 <text:s/>overruns 0 <text:s/>frame 0</text:p>
      <text:p text:style-name="P14"><text:s text:c="8"/>TX packets 0 <text:s/>bytes 0 (0.0 B)</text:p>
      <text:p text:style-name="P14"><text:s text:c="8"/>TX errors 0 <text:s/>dropped 0 overruns 0 <text:s/>carrier 0 <text:s/>collisions 0</text:p>
      <text:p text:style-name="P14"/>
      <text:p text:style-name="P14"><text:soft-page-break/>lo: flags=73&lt;UP,LOOPBACK,RUNNING&gt; <text:s/>mtu 65536</text:p>
      <text:p text:style-name="P14"><text:s text:c="8"/>inet 127.0.0.1 <text:s/>netmask 255.0.0.0</text:p>
      <text:p text:style-name="P14"><text:s text:c="8"/>inet6 ::1 <text:s/>prefixlen 128 <text:s/>scopeid 0x10&lt;host&gt;</text:p>
      <text:p text:style-name="P14"><text:s text:c="8"/>loop <text:s/>txqueuelen 1000 <text:s/>(Local Loopback)</text:p>
      <text:p text:style-name="P14"><text:s text:c="8"/>RX packets 5068 <text:s/>bytes 1033314 (1009.0 KiB)</text:p>
      <text:p text:style-name="P14"><text:s text:c="8"/>RX errors 0 <text:s/>dropped 0 <text:s/>overruns 0 <text:s/>frame 0</text:p>
      <text:p text:style-name="P14"><text:s text:c="8"/>TX packets 5068 <text:s/>bytes 1033314 (1009.0 KiB)</text:p>
      <text:p text:style-name="P14"><text:s text:c="8"/>TX errors 0 <text:s/>dropped 0 overruns 0 <text:s/>carrier 0 <text:s/>collisions 0</text:p>
      <text:p text:style-name="P14"/>
      <text:p text:style-name="P14">wlp6s0: flags=4163&lt;UP,BROADCAST,RUNNING,MULTICAST&gt; <text:s/>mtu 1500</text:p>
      <text:p text:style-name="P14"><text:s text:c="8"/>inet 192.168.43.31 <text:s/>netmask 255.255.255.0 <text:s/>broadcast 192.168.43.255</text:p>
      <text:p text:style-name="P14"><text:s text:c="8"/>inet6 fe80::e6f2:5164:15be:9642 <text:s/>prefixlen 64 <text:s/>scopeid 0x20&lt;link&gt;</text:p>
      <text:p text:style-name="P14"><text:s text:c="8"/>ether e4:f8:9c:aa:d9:49 <text:s/>txqueuelen 1000 <text:s/>(Ethernet)</text:p>
      <text:p text:style-name="P14"><text:s text:c="8"/>RX packets 468584 <text:s/>bytes 523733332 (499.4 MiB)</text:p>
      <text:p text:style-name="P14"><text:s text:c="8"/>RX errors 0 <text:s/>dropped 0 <text:s/>overruns 0 <text:s/>frame 0</text:p>
      <text:p text:style-name="P14"><text:s text:c="8"/>TX packets 282870 <text:s/>bytes 41834086 (39.8 MiB)</text:p>
      <text:p text:style-name="P14"><text:s text:c="8"/>TX errors 0 <text:s/>dropped 0 overruns 0 <text:s/>carrier 0 <text:s/>collisions 0</text:p>
      <text:p text:style-name="P14"/>
      <text:p text:style-name="P28">##View a specific adapter</text:p>
      <text:p text:style-name="P14"/>
      <text:p text:style-name="P14">[protonegative@fedora ~]$ ifconfig wlp6s0</text:p>
      <text:p text:style-name="P14">wlp6s0: flags=4163&lt;UP,BROADCAST,RUNNING,MULTICAST&gt; <text:s/>mtu 1500</text:p>
      <text:p text:style-name="P14"><text:s text:c="8"/>inet 192.168.43.31 <text:s/>netmask 255.255.255.0 <text:s/>broadcast 192.168.43.255</text:p>
      <text:p text:style-name="P14"><text:s text:c="8"/>inet6 fe80::e6f2:5164:15be:9642 <text:s/>prefixlen 64 <text:s/>scopeid 0x20&lt;link&gt;</text:p>
      <text:p text:style-name="P14"><text:s text:c="8"/>ether e4:f8:9c:aa:d9:49 <text:s/>txqueuelen 1000 <text:s/>(Ethernet)</text:p>
      <text:p text:style-name="P14"><text:s text:c="8"/>RX packets 468632 <text:s/>bytes 523740915 (499.4 MiB)</text:p>
      <text:p text:style-name="P14"><text:s text:c="8"/>RX errors 0 <text:s/>dropped 0 <text:s/>overruns 0 <text:s/>frame 0</text:p>
      <text:p text:style-name="P14"><text:s text:c="8"/>TX packets 282922 <text:s/>bytes 41842725 (39.9 MiB)</text:p>
      <text:p text:style-name="P14"><text:s text:c="8"/>TX errors 0 <text:s/>dropped 0 overruns 0 <text:s/>carrier 0 <text:s/>collisions 0</text:p>
      <text:p text:style-name="P14"/>
      <text:p text:style-name="P29">##To turn an adapter on or off</text:p>
      <text:p text:style-name="P36"><text:soft-page-break/>[protonegative@fedora ~]$ sudo ifconfig enp7s0 down</text:p>
      <text:p text:style-name="P36">[sudo] password for protonegative: </text:p>
      <text:p text:style-name="P36">[protonegative@fedora ~]$ sudo ifconfig enp7s0 up</text:p>
      <text:p text:style-name="P14"/>
      <text:p text:style-name="P24">========================================================end</text:p>
      <text:p text:style-name="P38"/>
      <text:p text:style-name="P38"/>
      <text:p text:style-name="P38">2. <text:span text:style-name="T3">route</text:span> : it is used to manipulate the kernel’s routing tables. Its primary use is to set up static routes to specific hosts or networks via an interface after it has been configured with the ifconfig program.</text:p>
      <text:p text:style-name="P38"/>
      <text:p text:style-name="P38">Example usage:</text:p>
      <text:p text:style-name="P38"/>
      <text:p text:style-name="P6">route &lt;flags&gt;</text:p>
      <text:p text:style-name="P6">route &lt;flags&gt; add &lt;target&gt;</text:p>
      <text:p text:style-name="P6">route &lt;flags&gt; del &lt;target&gt;</text:p>
      <text:p text:style-name="P6"/>
      <text:p text:style-name="P17"><text:span text:style-name="T3">Terminal</text:span><text:span text:style-name="T6">===================================================</text:span></text:p>
      <text:p text:style-name="P17"><text:span text:style-name="T6"/></text:p>
      <text:p text:style-name="P18"><text:span text:style-name="T6">##Checking default gateways</text:span></text:p>
      <text:p text:style-name="P17"><text:span text:style-name="T9"/></text:p>
      <text:p text:style-name="P17"><text:span text:style-name="T9">[protonegative@fedora ~]$ route</text:span></text:p>
      <text:p text:style-name="P30"><text:span text:style-name="T6">Kernel IP routing table</text:span></text:p>
      <text:p text:style-name="P30"><text:span text:style-name="T6">Destination <text:s text:c="4"/>Gateway <text:s text:c="8"/>Genmask <text:s text:c="8"/>Flags Metric Ref <text:s text:c="3"/>Use Iface</text:span></text:p>
      <text:p text:style-name="P30"><text:span text:style-name="T6">default <text:s text:c="8"/>gateway <text:s text:c="8"/>0.0.0.0 <text:s text:c="8"/>UG <text:s text:c="3"/>600 <text:s text:c="3"/>0 <text:s text:c="7"/>0 wlp6s0</text:span></text:p>
      <text:p text:style-name="P30"><text:span text:style-name="T6">192.168.43.0 <text:s text:c="3"/>0.0.0.0 <text:s text:c="8"/>255.255.255.0 <text:s text:c="2"/>U <text:s text:c="4"/>600 <text:s text:c="3"/>0 <text:s text:c="7"/>0 wlp6s0</text:span></text:p>
      <text:p text:style-name="P30"><text:span text:style-name="T6"/></text:p>
      <text:p text:style-name="P18"><text:span text:style-name="T6">##Deleting routes</text:span></text:p>
      <text:p text:style-name="P30"><text:span text:style-name="T6"/></text:p>
      <text:p text:style-name="P32"><text:span text:style-name="T13">[protonegative@fedora ~]$ </text:span><text:span text:style-name="T6">sudo route delete default gw &lt;IP Address&gt; &lt;Adaptor&gt;</text:span></text:p>
      <text:p text:style-name="P32"><text:span text:style-name="T6"/></text:p>
      <text:p text:style-name="P18"><text:span text:style-name="T6">##Adding routes</text:span></text:p>
      <text:p text:style-name="P32"><text:span text:style-name="T6"/></text:p>
      <text:p text:style-name="P32"><text:span text:style-name="T13">[protonegative@fedora ~]$ </text:span><text:span text:style-name="T6">sudo route add default gw &lt;IP Adress&gt; &lt;Adaptor&gt;</text:span></text:p>
      <text:p text:style-name="P17"><text:soft-page-break/><text:span text:style-name="T6"/></text:p>
      <text:p text:style-name="P26"><text:span text:style-name="T6">========================================================end</text:span></text:p>
      <text:p text:style-name="P6"/>
      <text:p text:style-name="P39">3. <text:span text:style-name="T3">Changing DNS settings:</text:span><text:span text:style-name="T6"> If our DNS settings are misconfigured or preferred we can change it adding a name server into the ‘</text:span><text:span text:style-name="T7">r</text:span><text:span text:style-name="T6">esolve.conf’ </text:span><text:span text:style-name="T7">located in ‘/etc’</text:span></text:p>
      <text:p text:style-name="P40"><text:span text:style-name="T6"/></text:p>
      <text:p text:style-name="P40"><text:span text:style-name="T6">Example Usage:</text:span></text:p>
      <text:p text:style-name="P40"><text:span text:style-name="T6"/></text:p>
      <text:p text:style-name="P16"><text:span text:style-name="T3">Terminal</text:span><text:span text:style-name="T6">===================================================</text:span></text:p>
      <text:p text:style-name="P40"><text:span text:style-name="T6"/></text:p>
      <text:p text:style-name="P18"><text:span text:style-name="T13">#</text:span><text:span text:style-name="T6">#Adding a DNS server to resolv.conf</text:span></text:p>
      <text:p text:style-name="P8"><text:span text:style-name="T10"/></text:p>
      <text:p text:style-name="P8"><text:span text:style-name="T10">[protonegative@fedora ~]$ </text:span><text:span text:style-name="T6">sudo echo “nameserver &lt;IPv4/IPv6 addr&gt;” &gt;&gt; /etc/resolv.conf</text:span></text:p>
      <text:p text:style-name="P7"><text:span text:style-name="T6"/></text:p>
      <text:p text:style-name="P19"><text:span text:style-name="T6">##To get IPv6 addr</text:span></text:p>
      <text:p text:style-name="P7"><text:span text:style-name="T6"/></text:p>
      <text:p text:style-name="P8"><text:span text:style-name="T10">[protonegative@fedora ~]$ </text:span><text:span text:style-name="T6">host `host </text:span><text:span text:style-name="T8">&lt;IPv4 addr&gt;</text:span><text:span text:style-name="T6"> | awk {'print $5'} | sed 's/.$//'` | grep IPv6 | awk {'print $5'}</text:span></text:p>
      <text:p text:style-name="P7"><text:span text:style-name="T6"/></text:p>
      <text:p text:style-name="P20"><text:span text:style-name="T6">##This addr can be added to resolv.conf in the same way</text:span></text:p>
      <text:p text:style-name="P20"><text:span text:style-name="T6"/></text:p>
      <text:p text:style-name="P23"><text:span text:style-name="T6">##Restart NetworkManager after making changes</text:span></text:p>
      <text:p text:style-name="P23"><text:span text:style-name="T6"/></text:p>
      <text:p text:style-name="P35"><text:span text:style-name="T13">[protonegative@fedora ~]$ service NetworkManager restart</text:span></text:p>
      <text:p text:style-name="P9"><text:span text:style-name="T6"/></text:p>
      <text:p text:style-name="P27"><text:span text:style-name="T6">========================================================end</text:span></text:p>
      <text:p text:style-name="P25"><text:span text:style-name="T6"/></text:p>
      <text:p text:style-name="P41"><text:span text:style-name="T6">4. </text:span><text:span text:style-name="T3">iptables</text:span><text:span text:style-name="T6">: are used to set up, maintain and inspect the tables of IPv4 and IPv6 packet filter rules in the Linux kernel.</text:span></text:p>
      <text:p text:style-name="P41"><text:span text:style-name="T6"/></text:p>
      <text:p text:style-name="P42"><text:span text:style-name="T6">Example Usage:</text:span></text:p>
      <text:p text:style-name="P42"><text:span text:style-name="T6"/></text:p>
      <text:p text:style-name="P11"><text:span text:style-name="T4">Terminal</text:span><text:span text:style-name="T11">===================================================</text:span></text:p>
      <text:p text:style-name="P11"><text:span text:style-name="T12"/></text:p>
      <text:p text:style-name="P21"><text:span text:style-name="T6">##To get a numerical list of our iptable rules</text:span></text:p>
      <text:p text:style-name="P33"><text:span text:style-name="T6"/></text:p>
      <text:p text:style-name="P33"><text:soft-page-break/><text:span text:style-name="T6">[protonegative@fedora ~]$ sudo iptables -L -nv --line-numbers</text:span></text:p>
      <text:p text:style-name="P33"><text:span text:style-name="T6">Chain INPUT (policy ACCEPT 0 packets, 0 bytes)</text:span></text:p>
      <text:p text:style-name="P33"><text:span text:style-name="T6">num <text:s text:c="2"/>pkts bytes target <text:s text:c="4"/>prot opt in <text:s text:c="4"/>out <text:s text:c="4"/>source <text:s text:c="14"/>destination <text:s text:c="8"/></text:span></text:p>
      <text:p text:style-name="P33"><text:span text:style-name="T6">1 <text:s text:c="4"/>384K <text:s/>514M ACCEPT <text:s text:c="4"/>all <text:s/>-- <text:s/>* <text:s text:c="5"/>* <text:s text:c="6"/>0.0.0.0/0 <text:s text:c="11"/>0.0.0.0/0 <text:s text:c="11"/>ctstate RELATED,ESTABLISHED</text:span></text:p>
      <text:p text:style-name="P33"><text:span text:style-name="T6">2 <text:s text:c="4"/>2819 <text:s/>193K ACCEPT <text:s text:c="4"/>all <text:s/>-- <text:s/>lo <text:s text:c="4"/>* <text:s text:c="6"/>0.0.0.0/0 <text:s text:c="11"/>0.0.0.0/0 <text:s text:c="10"/></text:span></text:p>
      <text:p text:style-name="P33"><text:span text:style-name="T6">3 <text:s text:c="4"/>2891 <text:s/>394K INPUT_direct <text:s/>all <text:s/>-- <text:s/>* <text:s text:c="5"/>* <text:s text:c="6"/>0.0.0.0/0 <text:s text:c="11"/>0.0.0.0/0 <text:s text:c="10"/></text:span></text:p>
      <text:p text:style-name="P33"><text:span text:style-name="T6">4 <text:s text:c="4"/>2891 <text:s/>394K INPUT_ZONES_SOURCE <text:s/>all <text:s/>-- <text:s/>* <text:s text:c="5"/>* <text:s text:c="6"/>0.0.0.0/0 <text:s text:c="11"/>0.0.0.0/0 <text:s text:c="10"/></text:span></text:p>
      <text:p text:style-name="P33"><text:span text:style-name="T6">5 <text:s text:c="4"/>2891 <text:s/>394K INPUT_ZONES <text:s/>all <text:s/>-- <text:s/>* <text:s text:c="5"/>* <text:s text:c="6"/>0.0.0.0/0 <text:s text:c="11"/>0.0.0.0/0 <text:s text:c="10"/></text:span></text:p>
      <text:p text:style-name="P33"><text:span text:style-name="T6">6 <text:s text:c="7"/>3 <text:s text:c="2"/>219 DROP <text:s text:c="6"/>all <text:s/>-- <text:s/>* <text:s text:c="5"/>* <text:s text:c="6"/>0.0.0.0/0 <text:s text:c="11"/>0.0.0.0/0 <text:s text:c="11"/>ctstate INVALID</text:span></text:p>
      <text:p text:style-name="P33"><text:span text:style-name="T6">7 <text:s text:c="6"/>11 <text:s/>3249 REJECT <text:s text:c="4"/>all <text:s/>-- <text:s/>* <text:s text:c="5"/>* <text:s text:c="6"/>0.0.0.0/0 <text:s text:c="11"/>0.0.0.0/0 <text:s text:c="11"/>reject-with icmp-host-prohibited</text:span></text:p>
      <text:p text:style-name="P33"><text:span text:style-name="T6"/></text:p>
      <text:p text:style-name="P33"><text:span text:style-name="T6">Chain FORWARD (policy ACCEPT 0 packets, 0 bytes)</text:span></text:p>
      <text:p text:style-name="P33"><text:span text:style-name="T6">num <text:s text:c="2"/>pkts bytes target <text:s text:c="4"/>prot opt in <text:s text:c="4"/>out <text:s text:c="4"/>source <text:s text:c="14"/>destination <text:s text:c="8"/></text:span></text:p>
      <text:p text:style-name="P33"><text:span text:style-name="T6">1 <text:s text:c="7"/>0 <text:s text:c="4"/>0 ACCEPT <text:s text:c="4"/>all <text:s/>-- <text:s/>* <text:s text:c="5"/>* <text:s text:c="6"/>0.0.0.0/0 <text:s text:c="11"/>0.0.0.0/0 <text:s text:c="11"/>ctstate RELATED,ESTABLISHED</text:span></text:p>
      <text:p text:style-name="P33"><text:span text:style-name="T6">2 <text:s text:c="7"/>0 <text:s text:c="4"/>0 ACCEPT <text:s text:c="4"/>all <text:s/>-- <text:s/>lo <text:s text:c="4"/>* <text:s text:c="6"/>0.0.0.0/0 <text:s text:c="11"/>0.0.0.0/0 <text:s text:c="10"/></text:span></text:p>
      <text:p text:style-name="P33"><text:span text:style-name="T6">3 <text:s text:c="7"/>0 <text:s text:c="4"/>0 FORWARD_direct <text:s/>all <text:s/>-- <text:s/>* <text:s text:c="5"/>* <text:s text:c="6"/>0.0.0.0/0 <text:s text:c="11"/>0.0.0.0/0 <text:s text:c="10"/></text:span></text:p>
      <text:p text:style-name="P33"><text:span text:style-name="T6">4 <text:s text:c="7"/>0 <text:s text:c="4"/>0 FORWARD_IN_ZONES_SOURCE <text:s/>all <text:s/>-- <text:s/>* <text:s text:c="5"/>* <text:s text:c="6"/>0.0.0.0/0 <text:s text:c="11"/>0.0.0.0/0 <text:s text:c="10"/></text:span></text:p>
      <text:p text:style-name="P33"><text:span text:style-name="T6">5 <text:s text:c="7"/>0 <text:s text:c="4"/>0 FORWARD_IN_ZONES <text:s/>all <text:s/>-- <text:s/>* <text:s text:c="5"/>* <text:s text:c="6"/>0.0.0.0/0 <text:s text:c="11"/>0.0.0.0/0 <text:s text:c="10"/></text:span></text:p>
      <text:p text:style-name="P33"><text:span text:style-name="T6">6 <text:s text:c="7"/>0 <text:s text:c="4"/>0 FORWARD_OUT_ZONES_SOURCE <text:s/>all <text:s/>-- <text:s/>* <text:s text:c="5"/>* <text:s text:c="6"/>0.0.0.0/0 <text:s text:c="11"/>0.0.0.0/0 <text:s text:c="10"/></text:span></text:p>
      <text:p text:style-name="P33"><text:span text:style-name="T6">7 <text:s text:c="7"/>0 <text:s text:c="4"/>0 FORWARD_OUT_ZONES <text:s/>all <text:s/>-- <text:s/>* <text:s text:c="5"/>* <text:s text:c="6"/>0.0.0.0/0 <text:s text:c="11"/>0.0.0.0/0 <text:s text:c="10"/></text:span></text:p>
      <text:p text:style-name="P33"><text:soft-page-break/><text:span text:style-name="T6">8 <text:s text:c="7"/>0 <text:s text:c="4"/>0 DROP <text:s text:c="6"/>all <text:s/>-- <text:s/>* <text:s text:c="5"/>* <text:s text:c="6"/>0.0.0.0/0 <text:s text:c="11"/>0.0.0.0/0 <text:s text:c="11"/>ctstate INVALID</text:span></text:p>
      <text:p text:style-name="P33"><text:span text:style-name="T6">9 <text:s text:c="7"/>0 <text:s text:c="4"/>0 REJECT <text:s text:c="4"/>all <text:s/>-- <text:s/>* <text:s text:c="5"/>* <text:s text:c="6"/>0.0.0.0/0 <text:s text:c="11"/>0.0.0.0/0 <text:s text:c="11"/>reject-with icmp-host-prohibited</text:span></text:p>
      <text:p text:style-name="P33"><text:span text:style-name="T6"/></text:p>
      <text:p text:style-name="P33"><text:span text:style-name="T6">Chain OUTPUT (policy ACCEPT 46787 packets, 6203K bytes)</text:span></text:p>
      <text:p text:style-name="P33"><text:span text:style-name="T6">num <text:s text:c="2"/>pkts bytes target <text:s text:c="4"/>prot opt in <text:s text:c="4"/>out <text:s text:c="4"/>source <text:s text:c="14"/>destination <text:s text:c="8"/></text:span></text:p>
      <text:p text:style-name="P33"><text:span text:style-name="T6">1 <text:s text:c="4"/>285K <text:s text:c="2"/>31M OUTPUT_direct <text:s/>all <text:s/>-- <text:s/>* <text:s text:c="5"/>* <text:s text:c="6"/>0.0.0.0/0 <text:s text:c="11"/>0.0.0.0/0 <text:s text:c="10"/></text:span></text:p>
      <text:p text:style-name="P33"><text:span text:style-name="T6"/></text:p>
      <text:p text:style-name="P33"><text:span text:style-name="T6">Chain FORWARD_IN_ZONES (1 references)</text:span></text:p>
      <text:p text:style-name="P33"><text:span text:style-name="T6">num <text:s text:c="2"/>pkts bytes target <text:s text:c="4"/>prot opt in <text:s text:c="4"/>out <text:s text:c="4"/>source <text:s text:c="14"/>destination <text:s text:c="8"/></text:span></text:p>
      <text:p text:style-name="P33"><text:span text:style-name="T6">1 <text:s text:c="7"/>0 <text:s text:c="4"/>0 FWDI_FedoraWorkstation <text:s/>all <text:s/>-- <text:s/>wlp6s0 * <text:s text:c="6"/>0.0.0.0/0 <text:s text:c="11"/>0.0.0.0/0 <text:s text:c="10"/>[goto] </text:span></text:p>
      <text:p text:style-name="P33"><text:span text:style-name="T6">2 <text:s text:c="7"/>0 <text:s text:c="4"/>0 FWDI_FedoraWorkstation <text:s/>all <text:s/>-- <text:s/>+ <text:s text:c="5"/>* <text:s text:c="6"/>0.0.0.0/0 <text:s text:c="11"/>0.0.0.0/0 <text:s text:c="10"/>[goto] </text:span></text:p>
      <text:p text:style-name="P33"><text:span text:style-name="T6"/></text:p>
      <text:p text:style-name="P33"><text:span text:style-name="T6">Chain FORWARD_IN_ZONES_SOURCE (1 references)</text:span></text:p>
      <text:p text:style-name="P33"><text:span text:style-name="T6">num <text:s text:c="2"/>pkts bytes target <text:s text:c="4"/>prot opt in <text:s text:c="4"/>out <text:s text:c="4"/>source <text:s text:c="14"/>destination <text:s text:c="8"/></text:span></text:p>
      <text:p text:style-name="P33"><text:span text:style-name="T6"/></text:p>
      <text:p text:style-name="P33"><text:span text:style-name="T6">Chain FORWARD_OUT_ZONES (1 references)</text:span></text:p>
      <text:p text:style-name="P33"><text:span text:style-name="T6">num <text:s text:c="2"/>pkts bytes target <text:s text:c="4"/>prot opt in <text:s text:c="4"/>out <text:s text:c="4"/>source <text:s text:c="14"/>destination <text:s text:c="8"/></text:span></text:p>
      <text:p text:style-name="P33"><text:span text:style-name="T6">1 <text:s text:c="7"/>0 <text:s text:c="4"/>0 FWDO_FedoraWorkstation <text:s/>all <text:s/>-- <text:s/>* <text:s text:c="5"/>wlp6s0 <text:s/>0.0.0.0/0 <text:s text:c="11"/>0.0.0.0/0 <text:s text:c="10"/>[goto] </text:span></text:p>
      <text:p text:style-name="P33"><text:span text:style-name="T6">2 <text:s text:c="7"/>0 <text:s text:c="4"/>0 FWDO_FedoraWorkstation <text:s/>all <text:s/>-- <text:s/>* <text:s text:c="5"/>+ <text:s text:c="6"/>0.0.0.0/0 <text:s text:c="11"/>0.0.0.0/0 <text:s text:c="10"/>[goto] </text:span></text:p>
      <text:p text:style-name="P33"><text:span text:style-name="T6"/></text:p>
      <text:p text:style-name="P33"><text:span text:style-name="T6">Chain FORWARD_OUT_ZONES_SOURCE (1 references)</text:span></text:p>
      <text:p text:style-name="P33"><text:span text:style-name="T6">num <text:s text:c="2"/>pkts bytes target <text:s text:c="4"/>prot opt in <text:s text:c="4"/>out <text:s text:c="4"/>source <text:s text:c="14"/>destination <text:s text:c="8"/></text:span></text:p>
      <text:p text:style-name="P33"><text:span text:style-name="T6"/></text:p>
      <text:p text:style-name="P33"><text:span text:style-name="T6">Chain FORWARD_direct (1 references)</text:span></text:p>
      <text:p text:style-name="P33"><text:span text:style-name="T6">num <text:s text:c="2"/>pkts bytes target <text:s text:c="4"/>prot opt in <text:s text:c="4"/>out <text:s text:c="4"/>source <text:s text:c="14"/>destination <text:s text:c="8"/></text:span></text:p>
      <text:p text:style-name="P33"><text:span text:style-name="T6"/></text:p>
      <text:p text:style-name="P33"><text:soft-page-break/><text:span text:style-name="T6">Chain FWDI_FedoraWorkstation (2 references)</text:span></text:p>
      <text:p text:style-name="P33"><text:span text:style-name="T6">num <text:s text:c="2"/>pkts bytes target <text:s text:c="4"/>prot opt in <text:s text:c="4"/>out <text:s text:c="4"/>source <text:s text:c="14"/>destination <text:s text:c="8"/></text:span></text:p>
      <text:p text:style-name="P33"><text:span text:style-name="T6">1 <text:s text:c="7"/>0 <text:s text:c="4"/>0 FWDI_FedoraWorkstation_log <text:s/>all <text:s/>-- <text:s/>* <text:s text:c="5"/>* <text:s text:c="6"/>0.0.0.0/0 <text:s text:c="11"/>0.0.0.0/0 <text:s text:c="10"/></text:span></text:p>
      <text:p text:style-name="P33"><text:span text:style-name="T6">2 <text:s text:c="7"/>0 <text:s text:c="4"/>0 FWDI_FedoraWorkstation_deny <text:s/>all <text:s/>-- <text:s/>* <text:s text:c="5"/>* <text:s text:c="6"/>0.0.0.0/0 <text:s text:c="11"/>0.0.0.0/0 <text:s text:c="10"/></text:span></text:p>
      <text:p text:style-name="P33"><text:span text:style-name="T6">3 <text:s text:c="7"/>0 <text:s text:c="4"/>0 FWDI_FedoraWorkstation_allow <text:s/>all <text:s/>-- <text:s/>* <text:s text:c="5"/>* <text:s text:c="6"/>0.0.0.0/0 <text:s text:c="11"/>0.0.0.0/0 <text:s text:c="10"/></text:span></text:p>
      <text:p text:style-name="P33"><text:span text:style-name="T6">4 <text:s text:c="7"/>0 <text:s text:c="4"/>0 ACCEPT <text:s text:c="4"/>icmp -- <text:s/>* <text:s text:c="5"/>* <text:s text:c="6"/>0.0.0.0/0 <text:s text:c="11"/>0.0.0.0/0 <text:s text:c="10"/></text:span></text:p>
      <text:p text:style-name="P33"><text:span text:style-name="T6"/></text:p>
      <text:p text:style-name="P33"><text:span text:style-name="T6">Chain FWDI_FedoraWorkstation_allow (1 references)</text:span></text:p>
      <text:p text:style-name="P33"><text:span text:style-name="T6">num <text:s text:c="2"/>pkts bytes target <text:s text:c="4"/>prot opt in <text:s text:c="4"/>out <text:s text:c="4"/>source <text:s text:c="14"/>destination <text:s text:c="8"/></text:span></text:p>
      <text:p text:style-name="P33"><text:span text:style-name="T6"/></text:p>
      <text:p text:style-name="P33"><text:span text:style-name="T6">Chain FWDI_FedoraWorkstation_deny (1 references)</text:span></text:p>
      <text:p text:style-name="P33"><text:span text:style-name="T6">num <text:s text:c="2"/>pkts bytes target <text:s text:c="4"/>prot opt in <text:s text:c="4"/>out <text:s text:c="4"/>source <text:s text:c="14"/>destination <text:s text:c="8"/></text:span></text:p>
      <text:p text:style-name="P33"><text:span text:style-name="T6"/></text:p>
      <text:p text:style-name="P33"><text:span text:style-name="T6">Chain FWDI_FedoraWorkstation_log (1 references)</text:span></text:p>
      <text:p text:style-name="P33"><text:span text:style-name="T6">num <text:s text:c="2"/>pkts bytes target <text:s text:c="4"/>prot opt in <text:s text:c="4"/>out <text:s text:c="4"/>source <text:s text:c="14"/>destination <text:s text:c="8"/></text:span></text:p>
      <text:p text:style-name="P33"><text:span text:style-name="T6"/></text:p>
      <text:p text:style-name="P33"><text:span text:style-name="T6">Chain FWDO_FedoraWorkstation (2 references)</text:span></text:p>
      <text:p text:style-name="P33"><text:span text:style-name="T6">num <text:s text:c="2"/>pkts bytes target <text:s text:c="4"/>prot opt in <text:s text:c="4"/>out <text:s text:c="4"/>source <text:s text:c="14"/>destination <text:s text:c="8"/></text:span></text:p>
      <text:p text:style-name="P33"><text:span text:style-name="T6">1 <text:s text:c="7"/>0 <text:s text:c="4"/>0 FWDO_FedoraWorkstation_log <text:s/>all <text:s/>-- <text:s/>* <text:s text:c="5"/>* <text:s text:c="6"/>0.0.0.0/0 <text:s text:c="11"/>0.0.0.0/0 <text:s text:c="10"/></text:span></text:p>
      <text:p text:style-name="P33"><text:span text:style-name="T6">2 <text:s text:c="7"/>0 <text:s text:c="4"/>0 FWDO_FedoraWorkstation_deny <text:s/>all <text:s/>-- <text:s/>* <text:s text:c="5"/>* <text:s text:c="6"/>0.0.0.0/0 <text:s text:c="11"/>0.0.0.0/0 <text:s text:c="10"/></text:span></text:p>
      <text:p text:style-name="P33"><text:span text:style-name="T6">3 <text:s text:c="7"/>0 <text:s text:c="4"/>0 FWDO_FedoraWorkstation_allow <text:s/>all <text:s/>-- <text:s/>* <text:s text:c="5"/>* <text:s text:c="6"/>0.0.0.0/0 <text:s text:c="11"/>0.0.0.0/0 <text:s text:c="10"/></text:span></text:p>
      <text:p text:style-name="P33"><text:span text:style-name="T6"/></text:p>
      <text:p text:style-name="P33"><text:span text:style-name="T6">Chain FWDO_FedoraWorkstation_allow (1 references)</text:span></text:p>
      <text:p text:style-name="P33"><text:span text:style-name="T6">num <text:s text:c="2"/>pkts bytes target <text:s text:c="4"/>prot opt in <text:s text:c="4"/>out <text:s text:c="4"/>source <text:s text:c="14"/>destination <text:s text:c="8"/></text:span></text:p>
      <text:p text:style-name="P33"><text:span text:style-name="T6"/></text:p>
      <text:p text:style-name="P33"><text:span text:style-name="T6">Chain FWDO_FedoraWorkstation_deny (1 references)</text:span></text:p>
      <text:p text:style-name="P33"><text:soft-page-break/><text:span text:style-name="T6">num <text:s text:c="2"/>pkts bytes target <text:s text:c="4"/>prot opt in <text:s text:c="4"/>out <text:s text:c="4"/>source <text:s text:c="14"/>destination <text:s text:c="8"/></text:span></text:p>
      <text:p text:style-name="P33"><text:span text:style-name="T6"/></text:p>
      <text:p text:style-name="P33"><text:span text:style-name="T6">Chain FWDO_FedoraWorkstation_log (1 references)</text:span></text:p>
      <text:p text:style-name="P33"><text:span text:style-name="T6">num <text:s text:c="2"/>pkts bytes target <text:s text:c="4"/>prot opt in <text:s text:c="4"/>out <text:s text:c="4"/>source <text:s text:c="14"/>destination <text:s text:c="8"/></text:span></text:p>
      <text:p text:style-name="P33"><text:span text:style-name="T6"/></text:p>
      <text:p text:style-name="P33"><text:span text:style-name="T6">Chain INPUT_ZONES (1 references)</text:span></text:p>
      <text:p text:style-name="P33"><text:span text:style-name="T6">num <text:s text:c="2"/>pkts bytes target <text:s text:c="4"/>prot opt in <text:s text:c="4"/>out <text:s text:c="4"/>source <text:s text:c="14"/>destination <text:s text:c="8"/></text:span></text:p>
      <text:p text:style-name="P33"><text:span text:style-name="T6">1 <text:s text:c="5"/>623 85864 IN_FedoraWorkstation <text:s/>all <text:s/>-- <text:s/>wlp6s0 * <text:s text:c="6"/>0.0.0.0/0 <text:s text:c="11"/>0.0.0.0/0 <text:s text:c="10"/>[goto] </text:span></text:p>
      <text:p text:style-name="P33"><text:span text:style-name="T6">2 <text:s text:c="7"/>0 <text:s text:c="4"/>0 IN_FedoraWorkstation <text:s/>all <text:s/>-- <text:s/>+ <text:s text:c="5"/>* <text:s text:c="6"/>0.0.0.0/0 <text:s text:c="11"/>0.0.0.0/0 <text:s text:c="10"/>[goto] </text:span></text:p>
      <text:p text:style-name="P33"><text:span text:style-name="T6"/></text:p>
      <text:p text:style-name="P33"><text:span text:style-name="T6">Chain INPUT_ZONES_SOURCE (1 references)</text:span></text:p>
      <text:p text:style-name="P33"><text:span text:style-name="T6">num <text:s text:c="2"/>pkts bytes target <text:s text:c="4"/>prot opt in <text:s text:c="4"/>out <text:s text:c="4"/>source <text:s text:c="14"/>destination <text:s text:c="8"/></text:span></text:p>
      <text:p text:style-name="P33"><text:span text:style-name="T6"/></text:p>
      <text:p text:style-name="P33"><text:span text:style-name="T6">Chain INPUT_direct (1 references)</text:span></text:p>
      <text:p text:style-name="P33"><text:span text:style-name="T6">num <text:s text:c="2"/>pkts bytes target <text:s text:c="4"/>prot opt in <text:s text:c="4"/>out <text:s text:c="4"/>source <text:s text:c="14"/>destination <text:s text:c="8"/></text:span></text:p>
      <text:p text:style-name="P33"><text:span text:style-name="T6"/></text:p>
      <text:p text:style-name="P33"><text:span text:style-name="T6">Chain IN_FedoraWorkstation (2 references)</text:span></text:p>
      <text:p text:style-name="P33"><text:span text:style-name="T6">num <text:s text:c="2"/>pkts bytes target <text:s text:c="4"/>prot opt in <text:s text:c="4"/>out <text:s text:c="4"/>source <text:s text:c="14"/>destination <text:s text:c="8"/></text:span></text:p>
      <text:p text:style-name="P33"><text:span text:style-name="T6">1 <text:s text:c="4"/>2891 <text:s/>394K IN_FedoraWorkstation_log <text:s/>all <text:s/>-- <text:s/>* <text:s text:c="5"/>* <text:s text:c="6"/>0.0.0.0/0 <text:s text:c="11"/>0.0.0.0/0 <text:s text:c="10"/></text:span></text:p>
      <text:p text:style-name="P33"><text:span text:style-name="T6">2 <text:s text:c="4"/>2891 <text:s/>394K IN_FedoraWorkstation_deny <text:s/>all <text:s/>-- <text:s/>* <text:s text:c="5"/>* <text:s text:c="6"/>0.0.0.0/0 <text:s text:c="11"/>0.0.0.0/0 <text:s text:c="10"/></text:span></text:p>
      <text:p text:style-name="P33"><text:span text:style-name="T6">3 <text:s text:c="4"/>2891 <text:s/>394K IN_FedoraWorkstation_allow <text:s/>all <text:s/>-- <text:s/>* <text:s text:c="5"/>* <text:s text:c="6"/>0.0.0.0/0 <text:s text:c="11"/>0.0.0.0/0 <text:s text:c="10"/></text:span></text:p>
      <text:p text:style-name="P33"><text:span text:style-name="T6">4 <text:s text:c="7"/>0 <text:s text:c="4"/>0 ACCEPT <text:s text:c="4"/>icmp -- <text:s/>* <text:s text:c="5"/>* <text:s text:c="6"/>0.0.0.0/0 <text:s text:c="11"/>0.0.0.0/0 <text:s text:c="10"/></text:span></text:p>
      <text:p text:style-name="P33"><text:span text:style-name="T6"/></text:p>
      <text:p text:style-name="P33"><text:span text:style-name="T6">Chain IN_FedoraWorkstation_allow (1 references)</text:span></text:p>
      <text:p text:style-name="P33"><text:span text:style-name="T6">num <text:s text:c="2"/>pkts bytes target <text:s text:c="4"/>prot opt in <text:s text:c="4"/>out <text:s text:c="4"/>source <text:s text:c="14"/>destination <text:s text:c="8"/></text:span></text:p>
      <text:p text:style-name="P33"><text:soft-page-break/><text:span text:style-name="T6">1 <text:s text:c="7"/>0 <text:s text:c="4"/>0 ACCEPT <text:s text:c="4"/>tcp <text:s/>-- <text:s/>* <text:s text:c="5"/>* <text:s text:c="6"/>0.0.0.0/0 <text:s text:c="11"/>0.0.0.0/0 <text:s text:c="11"/>tcp dpt:22 ctstate NEW</text:span></text:p>
      <text:p text:style-name="P33"><text:span text:style-name="T6">2 <text:s text:c="6"/>34 <text:s/>2940 ACCEPT <text:s text:c="4"/>udp <text:s/>-- <text:s/>* <text:s text:c="5"/>* <text:s text:c="6"/>0.0.0.0/0 <text:s text:c="11"/>0.0.0.0/0 <text:s text:c="11"/>udp dpt:137 ctstate NEW</text:span></text:p>
      <text:p text:style-name="P33"><text:span text:style-name="T6">3 <text:s text:c="7"/>5 <text:s/>1085 ACCEPT <text:s text:c="4"/>udp <text:s/>-- <text:s/>* <text:s text:c="5"/>* <text:s text:c="6"/>0.0.0.0/0 <text:s text:c="11"/>0.0.0.0/0 <text:s text:c="11"/>udp dpt:138 ctstate NEW</text:span></text:p>
      <text:p text:style-name="P33"><text:span text:style-name="T6">4 <text:s text:c="5"/>182 21771 ACCEPT <text:s text:c="4"/>udp <text:s/>-- <text:s/>* <text:s text:c="5"/>* <text:s text:c="6"/>0.0.0.0/0 <text:s text:c="11"/>224.0.0.251 <text:s text:c="9"/>udp dpt:5353 ctstate NEW</text:span></text:p>
      <text:p text:style-name="P33"><text:span text:style-name="T6">5 <text:s text:c="4"/>2653 <text:s/>364K ACCEPT <text:s text:c="4"/>udp <text:s/>-- <text:s/>* <text:s text:c="5"/>* <text:s text:c="6"/>0.0.0.0/0 <text:s text:c="11"/>0.0.0.0/0 <text:s text:c="11"/>udp dpts:1025:65535 ctstate NEW</text:span></text:p>
      <text:p text:style-name="P33"><text:span text:style-name="T6">6 <text:s text:c="7"/>3 <text:s text:c="2"/>345 ACCEPT <text:s text:c="4"/>tcp <text:s/>-- <text:s/>* <text:s text:c="5"/>* <text:s text:c="6"/>0.0.0.0/0 <text:s text:c="11"/>0.0.0.0/0 <text:s text:c="11"/>tcp dpts:1025:65535 ctstate NEW</text:span></text:p>
      <text:p text:style-name="P33"><text:span text:style-name="T6"/></text:p>
      <text:p text:style-name="P33"><text:span text:style-name="T6">Chain IN_FedoraWorkstation_deny (1 references)</text:span></text:p>
      <text:p text:style-name="P33"><text:span text:style-name="T6">num <text:s text:c="2"/>pkts bytes target <text:s text:c="4"/>prot opt in <text:s text:c="4"/>out <text:s text:c="4"/>source <text:s text:c="14"/>destination <text:s text:c="8"/></text:span></text:p>
      <text:p text:style-name="P33"><text:span text:style-name="T6"/></text:p>
      <text:p text:style-name="P33"><text:span text:style-name="T6">Chain IN_FedoraWorkstation_log (1 references)</text:span></text:p>
      <text:p text:style-name="P33"><text:span text:style-name="T6">num <text:s text:c="2"/>pkts bytes target <text:s text:c="4"/>prot opt in <text:s text:c="4"/>out <text:s text:c="4"/>source <text:s text:c="14"/>destination <text:s text:c="8"/></text:span></text:p>
      <text:p text:style-name="P33"><text:span text:style-name="T6"/></text:p>
      <text:p text:style-name="P33"><text:span text:style-name="T6">Chain OUTPUT_direct (1 references)</text:span></text:p>
      <text:p text:style-name="P33"><text:span text:style-name="T6">num <text:s text:c="2"/>pkts bytes target <text:s text:c="4"/>prot opt in <text:s text:c="4"/>out <text:s text:c="4"/>source <text:s text:c="14"/>destination <text:s text:c="2"/></text:span></text:p>
      <text:p text:style-name="P33"><text:span text:style-name="T6"/></text:p>
      <text:p text:style-name="P21"><text:span text:style-name="T6">##Example to Accept incoming connections over port ##8080(TCP)</text:span></text:p>
      <text:p text:style-name="P33"><text:span text:style-name="T6"/></text:p>
      <text:p text:style-name="P33"><text:span text:style-name="T6">[protonegative@fedora ~]$ <text:s/>sudo iptables -I INPUT 7 -p tcp --dport 8080 -m state --state NEW -j ACCEPT</text:span></text:p>
      <text:p text:style-name="P33"><text:span text:style-name="T6"/></text:p>
      <text:p text:style-name="P21"><text:span text:style-name="T6">##Example to replace to rule</text:span></text:p>
      <text:p text:style-name="P33"><text:span text:style-name="T6"/></text:p>
      <text:p text:style-name="P33"><text:soft-page-break/><text:span text:style-name="T6">[protonegative@fedora ~]$ sudo iptables -R INPUT 9 -m limit --limit 3/min -j LOG --log-prefix "iptables_INPUT_denied: " --log-level 7</text:span></text:p>
      <text:p text:style-name="P33"><text:span text:style-name="T6"/></text:p>
      <text:p text:style-name="P21"><text:span text:style-name="T6">##Example to delete a rule</text:span></text:p>
      <text:p text:style-name="P33"><text:span text:style-name="T6"/></text:p>
      <text:p text:style-name="P33"><text:span text:style-name="T6">[protonegative@fedora ~]$ sudo iptables -D INPUT 7</text:span></text:p>
      <text:p text:style-name="P11"><text:span text:style-name="T12"/></text:p>
      <text:p text:style-name="P27"><text:span text:style-name="T6">========================================================end</text:span></text:p>
      <text:p text:style-name="P27"><text:span text:style-name="T6"/></text:p>
      <text:p text:style-name="P43"><text:span text:style-name="T6">5. </text:span><text:span text:style-name="T3">iwconfig</text:span><text:span text:style-name="T6">: it is similar to ifconfig but is specific to wireless adapters.</text:span></text:p>
      <text:p text:style-name="P43"><text:span text:style-name="T6"/></text:p>
      <text:p text:style-name="P43"><text:span text:style-name="T6">Example Usage:</text:span></text:p>
      <text:p text:style-name="P43"><text:span text:style-name="T6"/></text:p>
      <text:p text:style-name="P37"><text:span text:style-name="T6">iwconfig &lt;flags&gt; &lt;interface&gt; &lt;mode&gt; &lt;state&gt;</text:span></text:p>
      <text:p text:style-name="P43"><text:span text:style-name="T6"/></text:p>
      <text:p text:style-name="P12"><text:span text:style-name="T4">Terminal</text:span><text:span text:style-name="T11">===================================================</text:span></text:p>
      <text:p text:style-name="P12"><text:span text:style-name="T11"/></text:p>
      <text:p text:style-name="P22"><text:span text:style-name="T6">##View Details of wireless extensions</text:span></text:p>
      <text:p text:style-name="P31"><text:span text:style-name="T6"/></text:p>
      <text:p text:style-name="P31"><text:span text:style-name="T6">[protonegative@fedora ~]$ iwconfig </text:span></text:p>
      <text:p text:style-name="P31"><text:span text:style-name="T6">wlp6s0 <text:s text:c="3"/>IEEE 802.11 <text:s/>ESSID:"</text:span><text:span text:style-name="T14">connect</text:span><text:span text:style-name="T6">" <text:s/></text:span></text:p>
      <text:p text:style-name="P31"><text:span text:style-name="T6"><text:s text:c="10"/>Mode:Managed <text:s/>Frequency:2.412 GHz <text:s/>Access Point: 4A:FC:B6:76:4D:E2 <text:s text:c="2"/></text:span></text:p>
      <text:p text:style-name="P31"><text:span text:style-name="T6"><text:s text:c="10"/>Bit Rate=72.2 Mb/s <text:s text:c="2"/>Tx-Power=20 dBm <text:s text:c="2"/></text:span></text:p>
      <text:p text:style-name="P31"><text:span text:style-name="T6"><text:s text:c="10"/>Retry short limit:7 <text:s text:c="2"/>RTS thr:off <text:s text:c="2"/>Fragment thr:off</text:span></text:p>
      <text:p text:style-name="P31"><text:span text:style-name="T6"><text:s text:c="10"/>Power Management:on</text:span></text:p>
      <text:p text:style-name="P31"><text:span text:style-name="T6"><text:s text:c="10"/>Link Quality=55/70 <text:s/>Signal level=-55 dBm <text:s/></text:span></text:p>
      <text:p text:style-name="P31"><text:span text:style-name="T6"><text:s text:c="10"/>Rx invalid nwid:0 <text:s/>Rx invalid crypt:0 <text:s/>Rx invalid frag:0</text:span></text:p>
      <text:p text:style-name="P31"><text:span text:style-name="T6"><text:s text:c="10"/>Tx excessive retries:5 <text:s/>Invalid misc:699 <text:s text:c="2"/>Missed beacon:0</text:span></text:p>
      <text:p text:style-name="P31"><text:span text:style-name="T6"/></text:p>
      <text:p text:style-name="P31"><text:span text:style-name="T6">enp7s0 <text:s text:c="3"/>no wireless extensions.</text:span></text:p>
      <text:p text:style-name="P31"><text:span text:style-name="T6"/></text:p>
      <text:p text:style-name="P12"><text:span text:style-name="T9">lo <text:s text:c="7"/>no wireless extensions</text:span><text:span text:style-name="T11">.</text:span></text:p>
      <text:p text:style-name="P12"><text:span text:style-name="T11"/></text:p>
      <text:p text:style-name="P13"><text:span text:style-name="T11">##To change the mode of the wireless interface</text:span></text:p>
      <text:p text:style-name="P13"><text:soft-page-break/><text:span text:style-name="T11"/></text:p>
      <text:p text:style-name="P34"><text:span text:style-name="T6">[protonegative@fedora ~]$ iwconfig wlp6s0 mode monitor</text:span></text:p>
      <text:p text:style-name="P34"><text:span text:style-name="T6"/></text:p>
      <text:p text:style-name="P34"><text:span text:style-name="T6"/></text:p>
      <text:p text:style-name="P12"><text:span text:style-name="T11"/></text:p>
      <text:p text:style-name="P27"><text:span text:style-name="T6">========================================================end</text:span></text:p>
      <text:p text:style-name="P27"><text:span text:style-name="T6"/></text:p>
      <text:p text:style-name="P27"><text:span text:style-name="T6"/></text:p>
      <text:p text:style-name="P27"><text:span text:style-name="T19">Result:</text:span><text:span text:style-name="T17"> </text:span><text:span text:style-name="T18">Understood the usage of certain network managing commands</text:span><text:span text:style-name="T6"> </text:span></text:p>
      <text:p text:style-name="P27"/>
      <text:p text:style-name="P44"><text:span text:style-name="T6">---------------------------------------------------------------------------------------------</text:span></text:p>
      <text:p text:style-name="P44"><text:span text:style-name="T6"><text:tab/><text:tab/><text:tab/><text:tab/><text:tab/><text:tab/> <text:s text:c="7"/></text:span><text:span text:style-name="T15">eof</text:span></text:p>
      <text:p text:style-name="P44"><text:span text:style-name="T15">---------------------------------------------------------------------------------------------</text:span></text:p>
      <text:p text:style-name="P31"><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h" svg:font-family="'Liberation Sh'"/>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1:34:58.061221866</meta:creation-date>
    <dc:date>2019-02-20T23:38:52.833577217</dc:date>
    <meta:editing-duration>PT39M56S</meta:editing-duration>
    <meta:editing-cycles>11</meta:editing-cycles>
    <meta:generator>LibreOffice/5.4.5.1$Linux_X86_64 LibreOffice_project/40$Build-1</meta:generator>
    <meta:document-statistic meta:table-count="0" meta:image-count="0" meta:object-count="0" meta:page-count="11" meta:paragraph-count="200" meta:word-count="1540" meta:character-count="13991" meta:non-whitespace-character-count="9468"/>
  </office:meta>
</office:document-meta>
</file>